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253cm"/>
      <style:paragraph-properties style:writing-mode="lr-tb"/>
    </style:style>
    <style:style style:name="gr2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08cm" fo:min-width="2.89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09cm" fo:min-width="2.895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2.7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52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1.253cm"/>
      <style:paragraph-properties style:writing-mode="lr-tb"/>
    </style:style>
    <style:style style:name="gr14" style:family="graphic" style:parent-style-name="standard">
      <style:graphic-properties svg:stroke-color="#000000" draw:fill="none" draw:textarea-vertical-align="middle" draw:auto-grow-height="false" fo:min-height="2.83cm" fo:min-width="0.138cm"/>
    </style:style>
    <style:style style:name="gr15" style:family="graphic" style:parent-style-name="standard">
      <style:graphic-properties draw:stroke="none" draw:fill="none" draw:fill-color="#ffffff" fo:min-height="0.254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style:paragraph-properties fo:text-align="center"/>
    </style:style>
    <style:style style:name="P4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7" style:family="paragraph">
      <loext:graphic-properties draw:fill-color="#eeeeee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8" style:family="paragraph">
      <loext:graphic-properties draw:fill-color="#000000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9" style:family="paragraph">
      <loext:graphic-properties draw:fill-color="#b2b2b2"/>
      <style:paragraph-properties fo:text-align="center" style:writing-mode="lr-tb"/>
      <style:text-properties style:font-name="Liberation Serif" fo:font-size="6pt" fo:font-weight="normal" style:font-size-asian="8pt" style:font-size-complex="8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6pt" style:font-weight-asian="normal" style:font-size-complex="6pt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6pt" fo:font-weight="bold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font-size="8pt" fo:font-weight="normal" style:font-size-asian="6pt" style:font-weight-asian="normal" style:font-size-complex="6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style:font-name="Liberation Serif" fo:font-size="6pt" fo:font-weight="normal" style:font-size-asian="8pt" style:font-size-complex="8pt"/>
    </style:style>
    <style:style style:name="T4" style:family="text">
      <style:text-properties style:font-name="Liberation Serif" fo:font-size="6pt" fo:font-weight="normal" style:font-size-asian="8pt" style:font-weight-asian="normal" style:font-size-complex="8pt" style:font-weight-complex="normal"/>
    </style:style>
    <style:style style:name="T5" style:family="text">
      <style:text-properties fo:font-size="8pt" fo:font-weight="bold" style:font-size-asian="6pt" style:font-weight-asian="normal" style:font-size-complex="6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6pt" fo:font-weight="bold" style:font-size-asian="8pt" style:font-size-complex="8pt"/>
    </style:style>
    <style:style style:name="T8" style:family="text">
      <style:text-properties style:text-position="-33% 58%" style:font-name="Liberation Serif" fo:font-size="6pt" fo:font-weight="bold" style:font-size-asian="8pt" style:font-size-complex="8pt"/>
    </style:style>
    <style:style style:name="T9" style:family="text">
      <style:text-properties fo:font-size="8pt" fo:font-weight="normal" style:font-size-asian="6pt" style:font-weight-asian="normal" style:font-size-complex="6pt" style:font-weight-complex="normal"/>
    </style:style>
    <style:style style:name="T10" style:family="text">
      <style:text-properties style:font-name="Liberation Serif" fo:font-size="6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4.253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2">Training dataset</text:span></text:p>
                <text:p text:style-name="P1"><text:span text:style-name="T2">Testing dataset</text:span></text:p>
                <text:p text:style-name="P1"><text:span text:style-name="T1">Model architecture</text:span></text:p>
              </text:list-header>
            </text:list>
          </draw:text-box>
        </draw:frame>
        <draw:frame draw:style-name="gr2" draw:text-style-name="P4" draw:layer="layout" svg:width="12.192cm" svg:height="0.887cm" svg:x="0cm" svg:y="0.001cm">
          <draw:text-box>
            <text:p text:style-name="P3"><text:span text:style-name="T1">TinyML Application: CNN Sensor Analytics for Structural Health Monitoring</text:span></text:p>
          </draw:text-box>
        </draw:frame>
        <draw:custom-shape draw:style-name="gr3" draw:text-style-name="P5" draw:layer="layout" svg:width="3.628cm" svg:height="0.762cm" svg:x="0.523cm" svg:y="5.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913cm" svg:height="0.326cm" svg:x="6.787cm" svg:y="6.974cm">
          <text:p text:style-name="P6"><text:span text:style-name="T3">Input tensor (F x T x 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6.631cm">
          <text:p text:style-name="P6"><text:span text:style-name="T3">3 x 3 Conv (</text:span><text:span text:style-name="T4">A = 5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5.947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7cm" svg:y="5.604cm">
          <text:p text:style-name="P6"><text:span text:style-name="T3">3 x 3 DConv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4.92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913cm" svg:height="0.327cm" svg:x="6.786cm" svg:y="3.891cm">
          <text:p text:style-name="P6"><text:span text:style-name="T3">2 x 2 MaxPool, stride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7cm" svg:y="3.549cm">
          <text:p text:style-name="P6"><text:span text:style-name="T3">Flat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3.204cm">
          <text:p text:style-name="P6"><text:span text:style-name="T3">FC (</text:span><text:span text:style-name="T4">D = 196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5cm" svg:y="6.287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2.913cm" svg:height="0.326cm" svg:x="6.789cm" svg:y="5.262cm">
          <text:p text:style-name="P6"><text:span text:style-name="T3">1 x 1 Conv (60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5.604cm">
          <text:p text:style-name="P6"><text:span text:style-name="T3">3 x 3 Conv (</text:span><text:span text:style-name="T4">B = 55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5.262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2.913cm" svg:height="0.326cm" svg:x="6.787cm" svg:y="4.576cm">
          <text:p text:style-name="P6"><text:span text:style-name="T3">3 x 3 Conv (</text:span><text:span text:style-name="T4">C = 60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9cm" svg:y="4.234cm">
          <text:p text:style-name="P6"><text:span text:style-name="T3">BatchNorm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858cm">
          <text:p text:style-name="P6"><text:span text:style-name="T3">FC (</text:span><text:span text:style-name="T4">E = 64</text:span><text:span text:style-name="T3">), ReL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.913cm" svg:height="0.326cm" svg:x="6.788cm" svg:y="2.512cm">
          <text:p text:style-name="P6"><text:span text:style-name="T3">FC (2), Line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775cm" svg:height="0.314cm" svg:x="6.831cm" svg:y="1.464cm">
          <draw:text-box>
            <text:p><text:span text:style-name="T5">CNN-regression model</text:span></text:p>
          </draw:text-box>
        </draw:frame>
        <draw:frame draw:style-name="gr9" draw:text-style-name="P11" draw:layer="layout" svg:width="1.683cm" svg:height="0.239cm" svg:x="7.418cm" svg:y="2.124cm">
          <draw:text-box>
            <text:p><text:span text:style-name="T6">Output tensor (x, y)</text:span></text:p>
          </draw:text-box>
        </draw:frame>
        <draw:frame draw:style-name="gr10" draw:text-style-name="P12" draw:layer="layout" svg:width="0.779cm" svg:height="0.526cm" svg:x="9.979cm" svg:y="6.67cm">
          <draw:text-box>
            <text:p><text:span text:style-name="T7">Conv</text:span><text:span text:style-name="T8">A</text:span></text:p>
          </draw:text-box>
        </draw:frame>
        <draw:frame draw:style-name="gr11" draw:text-style-name="P12" draw:layer="layout" svg:width="0.78cm" svg:height="0.316cm" svg:x="9.981cm" svg:y="5.645cm">
          <draw:text-box>
            <text:p><text:span text:style-name="T7">Conv</text:span><text:span text:style-name="T8">B</text:span></text:p>
          </draw:text-box>
        </draw:frame>
        <draw:frame draw:style-name="gr12" draw:text-style-name="P12" draw:layer="layout" svg:width="0.779cm" svg:height="0.315cm" svg:x="9.985cm" svg:y="4.578cm">
          <draw:text-box>
            <text:p><text:span text:style-name="T7">Conv</text:span><text:span text:style-name="T8">C</text:span></text:p>
          </draw:text-box>
        </draw:frame>
        <draw:frame draw:style-name="gr13" draw:text-style-name="P13" draw:layer="layout" svg:width="1.253cm" svg:height="0.627cm" svg:x="4.972cm" svg:y="5.16cm">
          <draw:text-box>
            <text:p><text:span text:style-name="T9">Feature</text:span></text:p>
            <text:p><text:span text:style-name="T9">extraction</text:span></text:p>
          </draw:text-box>
        </draw:frame>
        <draw:custom-shape draw:style-name="gr14" draw:text-style-name="P5" draw:layer="layout" svg:width="0.381cm" svg:height="2.984cm" svg:x="6.182cm" svg:y="3.9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5" draw:text-style-name="P14" draw:layer="layout" svg:width="1.624cm" svg:height="0.254cm" svg:x="7.447cm" svg:y="7.62cm">
          <draw:text-box>
            <text:p><text:span text:style-name="T10">TensorFlow Li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0T19:49:44.670600204</dc:date>
    <meta:editing-duration>PT5H45M12S</meta:editing-duration>
    <meta:editing-cycles>99</meta:editing-cycles>
    <meta:document-statistic meta:object-count="27"/>
  </office:meta>
</office:document-meta>
</file>